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"/>
  <manifest:file-entry manifest:full-path="content.xml" manifest:media-type="text/xml"/>
  <manifest:file-entry manifest:full-path="debug/operationUpdates_1.txt" manifest:media-type="text/plain"/>
  <manifest:file-entry manifest:full-path="debug/operationUpdates_2.txt" manifest:media-type="text/plain"/>
  <manifest:file-entry manifest:full-path="debug/original.odt" manifest:media-type="application/vnd.oasis.opendocument.text"/>
  <manifest:file-entry manifest:full-path="debug/revision.txt" manifest:media-type="text/plai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paragraph" style:list-style-name="L1" style:name="ab0b4ac" style:parent-style-name="ListParagraph">
      <style:paragraph-properties/>
    </style:style>
    <text:list-style style:name="L2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1">
      <text:list-level-style-bullet text:bullet-char="" text:level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○" text:level="2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■" text:level="3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○" text:level="5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■" text:level="6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○" text:level="8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■" text:level="9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  <style:style style:family="paragraph" style:list-style-name="L2" style:name="a803288" style:parent-style-name="ListParagraph">
      <style:paragraph-properties/>
    </style:style>
    <style:style style:family="paragraph" style:list-style-name="L2" style:name="a486cdb" style:parent-style-name="ListParagraph">
      <style:paragraph-properties/>
    </style:style>
    <style:style style:family="paragraph" style:list-style-name="L1" style:name="a71bb49" style:parent-style-name="ListParagraph">
      <style:paragraph-properties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continue-numbering="true" text:style-name="L1">
        <text:list-item>
          <text:p text:style-name="ab0b4ac">a</text:p>
        </text:list-item>
      </text:list>
      <text:list text:style-name="L2">
        <text:list-item>
          <text:list>
            <text:list-item>
              <text:p text:style-name="a486cdb">a</text:p>
            </text:list-item>
            <text:list-item>
              <text:p selectedParagraph="true" text:style-name="a71bb49">b</text:p>
            </text:list-item>
            <text:list-item>
              <text:p text:style-name="a486cdb">c</text:p>
            </text:list-item>
            <text:list-item>
              <text:p text:style-name="a486cdb">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display-name="List Paragraph" style:family="paragraph" style:name="ListParagraph" style:next-style-name="ListParagraph" style:parent-style-name="Standard">
      <style:paragraph-properties fo:margin-left="12.7mm"/>
    </style:style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7T19:02:28.52</meta:creation-date>
    <meta:document-statistic meta:table-count="0" meta:image-count="0" meta:object-count="0" meta:page-count="1" meta:paragraph-count="0" meta:word-count="0" meta:character-count="0"/>
    <meta:generator>OpenOffice.org/3.4.1$Win32 OpenOffice.org_project/341m1$Build-9593</meta:generator>
  </office:meta>
</office:document-meta>
</file>

<file path=debug/operationUpdates_1.txt>[{"name":"insertText","start":[0,0],"opl":1,"osn":16,"text":"a"},
{"name":"insertListStyle","listDefinition":{"defaultlist":"bullet","listLevel0":{"fontName":"Symbol","indentFirstLine":-635,"indentLeft":1270,"levelText":"\uF0B7","listStartValue":1,"numberFormat":"bullet","textAlign":"left"},"listLevel1":{"fontName":"Times New Roman","indentFirstLine":-635,"indentLeft":2540,"levelText":"\u25CB","listStartValue":1,"numberFormat":"bullet","textAlign":"left"},"listLevel2":{"fontName":"Times New Roman","indentFirstLine":-635,"indentLeft":3810,"levelText":"\u25A0","listStartValue":1,"numberFormat":"bullet","textAlign":"left"},"listLevel3":{"fontName":"Symbol","indentFirstLine":-635,"indentLeft":5080,"levelText":"\uF0B7","listStartValue":1,"numberFormat":"bullet","textAlign":"left"},"listLevel4":{"fontName":"Times New Roman","indentFirstLine":-635,"indentLeft":6350,"levelText":"\u25CB","listStartValue":1,"numberFormat":"bullet","textAlign":"left"},"listLevel5":{"fontName":"Times New Roman","indentFirstLine":-635,"indentLeft":7620,"levelText":"\u25A0","listStartValue":1,"numberFormat":"bullet","textAlign":"left"},"listLevel6":{"fontName":"Symbol","indentFirstLine":-635,"indentLeft":8890,"levelText":"\uF0B7","listStartValue":1,"numberFormat":"bullet","textAlign":"left"},"listLevel7":{"fontName":"Times New Roman","indentFirstLine":-635,"indentLeft":10160,"levelText":"\u25CB","listStartValue":1,"numberFormat":"bullet","textAlign":"left"},"listLevel8":{"fontName":"Times New Roman","indentFirstLine":-635,"indentLeft":11430,"levelText":"\u25A0","listStartValue":1,"numberFormat":"bullet","textAlign":"left"}},"listStyleId":"L1","opl":1,"osn":17},
{"name":"insertStyleSheet","type":"paragraph","styleId":"ListParagraph","attrs":{"paragraph":{"contextualSpacing":true,"indentLeft":1270,"nextStyleId":"ListParagraph"}},"opl":1,"osn":18,"parent":"Standard","styleName":"List Paragraph","uiPriority":34},
{"name":"setAttributes","start":[0],"attrs":{"paragraph":{"listLevel":0,"listStyleId":"L1","style":"ListParagraph"}},"opl":1,"osn":19},
{"name":"splitParagraph","start":[0,1],"opl":1,"osn":20},
{"name":"insertText","start":[1,0],"opl":1,"osn":21,"text":"b"},
{"name":"insertListStyle","listDefinition":{"defaultlist":"numbering","listLevel0":{"indentFirstLine":-635,"indentLeft":1270,"levelText":"%1.","listStartValue":1,"numberFormat":"decimal","textAlign":"left"},"listLevel1":{"indentFirstLine":-635,"indentLeft":2540,"levelText":"%2.","listStartValue":1,"numberFormat":"lowerLetter","textAlign":"left"},"listLevel2":{"indentFirstLine":-635,"indentLeft":3810,"levelText":"%3.","listStartValue":1,"numberFormat":"upperLetter","textAlign":"right"},"listLevel3":{"indentFirstLine":-635,"indentLeft":5080,"levelText":"%4.","listStartValue":1,"numberFormat":"lowerRoman","textAlign":"left"},"listLevel4":{"indentFirstLine":-635,"indentLeft":6350,"levelText":"%5.","listStartValue":1,"numberFormat":"upperRoman","textAlign":"left"},"listLevel5":{"indentFirstLine":-635,"indentLeft":7620,"levelText":"%6.","listStartValue":1,"numberFormat":"decimal","textAlign":"right"},"listLevel6":{"indentFirstLine":-635,"indentLeft":8890,"levelText":"%7.","listStartValue":1,"numberFormat":"lowerLetter","textAlign":"left"},"listLevel7":{"indentFirstLine":-635,"indentLeft":10160,"levelText":"%8.","listStartValue":1,"numberFormat":"upperLetter","textAlign":"left"},"listLevel8":{"indentFirstLine":-635,"indentLeft":11430,"levelText":"%9.","listStartValue":1,"numberFormat":"lowerRoman","textAlign":"right"}},"listStyleId":"L2","opl":1,"osn":22},
{"name":"setAttributes","start":[1],"attrs":{"paragraph":{"listLevel":0,"listStyleId":"L2","style":"ListParagraph"}},"opl":1,"osn":23}]
</file>

<file path=debug/operationUpdates_2.txt>[{"name":"setAttributes","start":[1],"attrs":{"paragraph":{"listLevel":1}},"opl":1,"osn":24},
{"name":"splitParagraph","start":[1,1],"opl":1,"osn":25},
{"name":"insertText","start":[2,0],"opl":1,"osn":26,"text":"b"},
{"name":"splitParagraph","start":[2,1],"opl":1,"osn":27},
{"name":"insertText","start":[3,0],"opl":1,"osn":28,"text":"c"},
{"name":"splitParagraph","start":[3,1],"opl":1,"osn":29},
{"name":"insertText","start":[4,0],"opl":1,"osn":30,"text":"d"},
{"name":"setAttributes","start":[2],"attrs":{"paragraph":{"listLevel":0,"listStyleId":"L1","style":"ListParagraph"}},"opl":1,"osn":31},
{"name":"setAttributes","start":[2],"attrs":{"paragraph":{"listLevel":1}},"opl":1,"osn":32}]
</file>

<file path=debug/revision.txt>2
</file>